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B00000142FDC44E2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>
      <style:paragraph-properties fo:text-align="center"/>
    </style:style>
    <style:style style:name="fr1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15cm" fo:border="0.088cm solid #000000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Fin_20_de_20_línea_20_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Fin_20_de_20_línea_20_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start="Fin_20_de_20_línea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end="Fin_20_de_20_línea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x="6.574cm" svg:y="6.249cm" svg:width="2.792cm" svg:height="4.11cm" draw:z-index="1">
        <draw:text-box>
          <text:p text:style-name="Frame_20_contents"/>
          <text:p text:style-name="P1"/>
          <text:p text:style-name="P1">Programa</text:p>
        </draw:text-box>
      </draw:frame>
      <draw:frame draw:style-name="fr1" draw:name="Marco3" text:anchor-type="page" text:anchor-page-number="1" svg:x="10.262cm" svg:y="6.272cm" svg:width="2.685cm" svg:height="4.11cm" draw:z-index="2">
        <draw:text-box>
          <text:p text:style-name="Frame_20_contents"/>
          <text:p text:style-name="P1"/>
          <text:p text:style-name="P1">Sistema Gráfico</text:p>
        </draw:text-box>
      </draw:frame>
      <draw:frame draw:style-name="fr1" draw:name="Marco2" text:anchor-type="page" text:anchor-page-number="1" svg:x="2.787cm" svg:y="6.292cm" svg:width="2.783cm" svg:height="4.11cm" draw:z-index="3">
        <draw:text-box>
          <text:p text:style-name="Frame_20_contents"/>
          <text:p text:style-name="P1"/>
          <text:p text:style-name="P1">Modelo de la aplicación</text:p>
        </draw:text-box>
      </draw:frame>
      <text:p text:style-name="Standard"><draw:frame draw:style-name="fr2" draw:name="gráficos1" text:anchor-type="paragraph" svg:x="11.975cm" svg:y="1.931cm" svg:width="4.524cm" svg:height="8.52cm" draw:z-index="0"><draw:image xlink:href="Pictures/10000000000000AB00000142FDC44E20.png" xlink:type="simple" xlink:show="embed" xlink:actuate="onLoad"/></draw:frame></text:p>
      <text:p text:style-name="Standard"/>
      <text:p text:style-name="Standard"/>
      <text:p text:style-name="Standard"><draw:ellipse text:anchor-type="paragraph" draw:z-index="4" draw:style-name="gr1" draw:text-style-name="P2" svg:width="0.375cm" svg:height="0.428cm" svg:x="4.21cm" svg:y="11.091cm"><text:p/></draw:ellipse><draw:line text:anchor-type="paragraph" draw:z-index="5" draw:style-name="gr2" draw:text-style-name="P2" svg:x1="3.568cm" svg:y1="4.302cm" svg:x2="4.573cm" svg:y2="4.302cm"><text:p/></draw:line><draw:line text:anchor-type="paragraph" draw:z-index="6" draw:style-name="gr3" draw:text-style-name="P2" svg:x1="3.568cm" svg:y1="5.452cm" svg:x2="4.573cm" svg:y2="5.452cm"><text:p/></draw:line><draw:line text:anchor-type="paragraph" draw:z-index="7" draw:style-name="gr4" draw:text-style-name="P2" svg:x1="7.364cm" svg:y1="4.115cm" svg:x2="8.262cm" svg:y2="4.115cm"><text:p/></draw:line><draw:line text:anchor-type="paragraph" draw:z-index="8" draw:style-name="gr3" draw:text-style-name="P2" svg:x1="7.364cm" svg:y1="5.426cm" svg:x2="8.262cm" svg:y2="5.426cm"><text:p/></draw:line><draw:line text:anchor-type="paragraph" draw:z-index="9" draw:style-name="gr2" draw:text-style-name="P2" svg:x1="10.945cm" svg:y1="3.901cm" svg:x2="12.095cm" svg:y2="3.875cm"><text:p/></draw:line><draw:line text:anchor-type="paragraph" draw:z-index="10" draw:style-name="gr5" draw:text-style-name="P2" svg:x1="10.945cm" svg:y1="5.292cm" svg:x2="11.975cm" svg:y2="5.292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Fin_20_de_20_línea_20_2" draw:display-name="Fin de línea 2" svg:viewBox="0 0 20 30" svg:d="m10 0-10 30h20z"/>
    <draw:marker draw:name="Fin_20_de_20_línea_20_3" draw:display-name="Fin de línea 3" svg:viewBox="0 0 1131 2256" svg:d="m1127 2120-449-2006-9-42-25-39-38-25-38-8-43 8-38 25-25 39-9 42-449 2006v13l-4 9 9 42 25 38 38 25 42 9h903l42-9 38-25 26-38 8-42v-9z"/>
    <draw:marker draw:name="Fin_20_de_20_línea_20_5" draw:display-name="Fin de línea 5" svg:viewBox="0 0 1013 1130" svg:d="m1009 1050-449-1008-22-30-29-12-34 12-21 26-449 1012-5 13v8l5 21 12 21 17 13 21 4h903l21-4 21-13 9-21 4-21v-8z"/>
    <draw:marker draw:name="Fin_20_de_20_línea_20_6" draw:display-name="Fin de línea 6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Zavaleta </meta:initial-creator>
    <meta:creation-date>2011-09-09T21:35:38</meta:creation-date>
    <meta:document-statistic meta:table-count="0" meta:image-count="1" meta:object-count="0" meta:page-count="1" meta:paragraph-count="3" meta:word-count="7" meta:character-count="46"/>
    <dc:date>2011-09-09T22:03:14</dc:date>
    <dc:creator>luisZavaleta </dc:creator>
    <meta:editing-duration>PT8M13S</meta:editing-duration>
    <meta:editing-cycles>1</meta:editing-cycles>
    <meta:generator>LibreOffice/3.3$Linux LibreOffice_project/330m19$Build-301</meta:generator>
  </office:meta>
</office:document-meta>
</file>